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69c39"/>
    </style:style>
    <style:style style:name="P2" style:family="paragraph" style:parent-style-name="Horizontal_20_Line">
      <style:text-properties officeooo:paragraph-rsid="00069c39"/>
    </style:style>
    <style:style style:name="P3" style:family="paragraph" style:parent-style-name="Standard">
      <style:text-properties officeooo:paragraph-rsid="00069c39"/>
    </style:style>
    <style:style style:name="P4" style:family="paragraph" style:parent-style-name="Text_20_body" style:list-style-name="L1"/>
    <style:style style:name="P5" style:family="paragraph" style:parent-style-name="Text_20_body" style:list-style-name="L2">
      <style:text-properties officeooo:paragraph-rsid="00069c39"/>
    </style:style>
    <style:style style:name="P6" style:family="paragraph" style:parent-style-name="Text_20_body">
      <style:text-properties officeooo:paragraph-rsid="00069c39"/>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Muy bien, ahora entramos en un punto clave: el <text:span text:style-name="Strong_20_Emphasis">pasaje de lo inerte a lo viviente</text:span>, donde se abre un espacio tanto para el razonamiento científico como para una interpretación espiritual. Tomando tu borrador como guía, lo podemos expandir a unas <text:span text:style-name="Strong_20_Emphasis">700 palabras</text:span>, sin perder el tono reflexivo y con la fuerza de la metáfora del fuego, pero cuidando que la argumentación fluya.</text:p>
      <text:p text:style-name="Text_20_body">Aquí te dejo una versión desarrollada:</text:p>
      <text:p text:style-name="Horizontal_20_Line"/>
      <text:h text:style-name="Heading_20_3" text:outline-level="3">1.2 – El límite de la materia inerte</text:h>
      <text:p text:style-name="Text_20_body">Cuando pensamos en los orígenes de la vida, es común imaginarla como el resultado de una <text:span text:style-name="Strong_20_Emphasis">reacción natural</text:span>, un accidente químico en el vasto laboratorio de la Tierra primitiva. Desde esa mirada, la vida sería una consecuencia inevitable de las leyes físicas y químicas que rigen la materia, nada más que una de las tantas formas en que los átomos pueden organizarse.</text:p>
      <text:p text:style-name="Text_20_body">En este sentido, se suele establecer una analogía con el <text:span text:style-name="Strong_20_Emphasis">fuego</text:span>. También el fuego es una reacción natural: basta la presencia de combustible, oxígeno y una chispa para que se encienda y se propague. Como la vida, necesita condiciones específicas para desplegarse. Y como la vida, puede multiplicarse en el espacio, extendiéndose de un punto a otro mientras las condiciones lo permitan.</text:p>
      <text:p text:style-name="Text_20_body">Pero hay una diferencia fundamental. El fuego se propaga de manera <text:span text:style-name="Strong_20_Emphasis">caótica y efímera</text:span>. Consume lo que tiene a su alcance hasta que se extingue. No deja huella, no recuerda, no aprende de un intento al siguiente. La vida, en cambio, no se limita a repetirse: se despliega de forma <text:span text:style-name="Strong_20_Emphasis">robusta, organizada, metódica</text:span>. No solo se replica, sino que perfecciona sus formas. Cada generación contiene dentro de sí la memoria de las anteriores, una acumulación de experiencias grabadas en moléculas que persisten más allá de los individuos. Allí, en ese contraste, se revela un salto cualitativo: mientras el fuego se apaga sin dejar más rastro que cenizas, la vida se expande con una <text:span text:style-name="Strong_20_Emphasis">continuidad de sentido</text:span>.</text:p>
      <text:p text:style-name="Text_20_body">Algunos sostienen que esto no debe confundirse con inteligencia. Que la vida no “piensa”, sino que simplemente selecciona. Que lo que parece aprendizaje no es más que el resultado de innumerables ensayos y errores a lo largo del tiempo, quedando en pie únicamente las combinaciones que funcionan. Pero, ¿acaso eso no es también lo que hacemos nosotros? El ser humano aprende a caminar cayéndose una y otra vez. Aprende a hablar balbuceando. Aprende a crear cometiendo errores. El hecho de que la vida falle, descarte y refine sus formas no es argumento suficiente para negarle inteligencia. Al contrario, es quizás la manifestación más pura de ella: una inteligencia que no está confinada a un cerebro, sino que se expresa en el propio <text:span text:style-name="Strong_20_Emphasis">tejido de la existencia</text:span>.</text:p>
      <text:p text:style-name="Text_20_body">El punto crucial es que, en algún momento, la <text:span text:style-name="Strong_20_Emphasis">materia dejó de ser solo materia inerte</text:span>. Durante millones de años, los átomos se combinaron siguiendo las reglas de la química, generando moléculas más y más complejas. Entre ellas, algunas adquirieron una propiedad extraordinaria: la capacidad de <text:span text:style-name="Strong_20_Emphasis">autorreproducirse</text:span>. No eran todavía vida en el sentido pleno, pero habían cruzado un umbral. Allí donde antes solo había combinaciones efímeras, apareció la posibilidad de persistir en el tiempo.</text:p>
      <text:p text:style-name="Text_20_body">Ese fue el inicio de un cambio radical. Cuando una molécula no solo se replica, sino que además <text:span text:style-name="Strong_20_Emphasis">conserva información</text:span> sobre sí misma y sobre su entorno, algo completamente nuevo ocurre: la materia comienza a <text:span text:style-name="Strong_20_Emphasis">recordar</text:span>. Y donde hay memoria, hay también posibilidad de aprendizaje. A partir <text:soft-page-break/>de entonces, las formas que mejor se adaptaban al ambiente podían perpetuarse, y esa memoria acumulada se convertía en la base de las siguientes generaciones.</text:p>
      <text:p text:style-name="Text_20_body">Ese instante es, podríamos decir, el despertar del <text:span text:style-name="Strong_20_Emphasis">ser</text:span>. No un ser en el sentido humano, consciente de sí mismo, sino un ser en el sentido profundo: un principio activo capaz de mantener identidad, de evolucionar, de sostener un hilo de continuidad en medio del cambio. Desde ese momento, lo que tenemos delante ya no puede describirse como simple materia inerte. Es otra cosa.</text:p>
      <text:p text:style-name="Text_20_body">El ADN encarna de manera definitiva esta transformación. No solo se reproduce, sino que lo hace con un sistema de <text:span text:style-name="Strong_20_Emphasis">códigos y reglas</text:span> que permiten almacenar y transmitir información con precisión. Gracias a ello, la vida no solo recuerda, sino que también innova: combina, varía, experimenta. Cada nueva forma biológica es el resultado de un diálogo entre lo que la memoria genética conserva y lo que el entorno propone. Y ese diálogo ha dado lugar a toda la diversidad de la vida en la Tierra.</text:p>
      <text:p text:style-name="Text_20_body">Por eso decimos que la vida no es como el fuego. El fuego arde y desaparece; la vida arde y permanece. El fuego es repetición; la vida es <text:span text:style-name="Strong_20_Emphasis">aprendizaje</text:span>. El fuego destruye lo que toca; la vida construye sobre lo que ya fue.</text:p>
      <text:p text:style-name="Text_20_body">Podemos llamarlo <text:span text:style-name="Strong_20_Emphasis">inteligencia</text:span>. Quizás no la inteligencia que asociamos con el pensamiento humano, pero sí una inteligencia nacida de la estructura misma de la materia organizada. Una inteligencia distribuida, lenta, paciente, que no se despliega en segundos como una idea en la mente, sino en escalas de millones de años. Una inteligencia que, aun cuando todavía no entendemos del todo, ha demostrado ser capaz de crear todo lo que conocemos.</text:p>
      <text:p text:style-name="Text_20_body">Decir entonces que “la vida es espíritu” no es metáfora vacía. Es reconocer que, en el ADN, la materia alcanza una nueva condición: se convierte en memoria activa, en voluntad de persistir, en impulso creador. Allí donde antes había solo reacciones químicas sin propósito, surge una dirección, un sentido. Allí comienza la historia de lo vivo.</text:p>
      <text:p text:style-name="Text_20_body">El ADN, en definitiva, no es solo una molécula. Es la frontera en la que la materia <text:span text:style-name="Strong_20_Emphasis">recuerda y despierta</text:span>. Y en esa memoria, en ese despertar, se enciende por primera vez lo que llamamos <text:span text:style-name="Strong_20_Emphasis">espíritu</text:span>.</text:p>
      <text:p text:style-name="Horizontal_20_Line"/>
      <text:p text:style-name="Text_20_body">📏 Este desarrollo tiene unas <text:span text:style-name="Strong_20_Emphasis">710 palabras</text:span>.<text:line-break/>Mantiene la base científica (química, autorréplica, memoria, selección) y la conecta con lo espiritual (ser, despertar, espíritu) como tú planteabas.</text:p>
      <text:p text:style-name="Text_20_body">¿Quieres que en los próximos apartados mantenga este <text:span text:style-name="Strong_20_Emphasis">equilibrio entre ciencia y espíritu</text:span>, o prefieres que algunos se enfoquen más en lo científico y otros más en lo evocador?</text:p>
      <text:p text:style-name="Standard"/>
      <text:p text:style-name="Standard"/>
      <text:p text:style-name="Horizontal_20_Line"/>
      <text:p text:style-name="Text_20_body"/>
      <text:p text:style-name="Text_20_body"/>
      <text:p text:style-name="Text_20_body"><text:soft-page-break/>Perfecto, entiendo bien tu intención ahora: <text:span text:style-name="Strong_20_Emphasis">no confrontar ni discutir con el modelo tradicional</text:span>, sino construir directamente otro modelo conceptual —más profundo, con resonancia mística, pero apoyado en razonamiento demostrable.<text:line-break/>El ADN ya no aparece como un accidente, ni como azar, ni como algo pasivo: es la <text:span text:style-name="Strong_20_Emphasis">estructura que origina inteligencia</text:span>.</text:p>
      <text:p text:style-name="Text_20_body">Aquí tienes una reescritura del párrafo (en la misma línea de extensión que el anterior, unas 700 palabras), incorporando lo que planteaste:</text:p>
      <text:p text:style-name="Horizontal_20_Line"/>
      <text:h text:style-name="Heading_20_3" text:outline-level="3">1.2 – El límite de la materia inerte</text:h>
      <text:p text:style-name="Text_20_body">La materia, en su estado más simple, obedece a las leyes de la física y la química. Los átomos se combinan, las moléculas se forman, las reacciones suceden siguiendo patrones que parecen inevitables. Durante millones de años, este fue el único lenguaje del universo: enlaces, rupturas, transformaciones. Pero en un punto, ocurrió algo diferente. Entre las innumerables combinaciones posibles surgió una estructura capaz de mantener memoria, de guardar información, de proyectar hacia el futuro lo que había sido antes. Ese fue el instante en que la materia dejó de ser solo materia. Allí nació el <text:span text:style-name="Strong_20_Emphasis">principio de la vida</text:span>.</text:p>
      <text:p text:style-name="Text_20_body">A partir de ese momento, lo que se desplegó no fue una reacción cualquiera, sino un proceso con dirección. Una molécula que recuerda puede aprender; una molécula que aprende puede transformarse. La materia, de repente, comenzó a avanzar siguiendo un hilo de continuidad, como si hubiera despertado de un largo sueño cósmico.</text:p>
      <text:p text:style-name="Text_20_body">El ADN es la cristalización de ese despertar. No es solo un archivo pasivo donde se guardan instrucciones, sino una <text:span text:style-name="Strong_20_Emphasis">estructura creadora de inteligencia</text:span>. Porque la inteligencia no surge de la nada ni depende de un observador externo: surge de la organización interna, del modo en que la información se dispone y fluye. Cada hebra de ADN, con sus códigos y reglas, encierra la posibilidad de construir organismos, sistemas, conductas. La vida no improvisa al azar: despliega formas coherentes porque su base estructural se lo permite.</text:p>
      <text:p text:style-name="Text_20_body">Es un error pensar que la inteligencia debe parecerse a la nuestra para ser real. Medimos con parámetros humanos lo que en realidad trasciende la escala de nuestras percepciones. Para nosotros, el tiempo es un límite estrecho: unos pocos segundos para una respuesta rápida, unos pocos años para una vida completa. Pero el ADN puede permanecer durante millones de años, y en ese marco, lo que a nosotros nos parece lentitud es, en realidad, un proceso de una <text:span text:style-name="Strong_20_Emphasis">paciencia infinita</text:span>, capaz de alcanzar resultados que ninguna mente individual podría lograr. No importa cuánto demore; lo cierto es que lo consigue. Y los resultados de la vida son siempre superiores a los nuestros: especies perfectamente adaptadas, sistemas que se equilibran, formas de belleza y complejidad que nos sobrepasan. Llamar a eso falta de inteligencia es negar la evidencia.</text:p>
      <text:p text:style-name="Text_20_body">La clave es comprender que la <text:span text:style-name="Strong_20_Emphasis">estructura misma del ADN es la fuente de la inteligencia</text:span>. No se trata de un proceso exterior que la vida aprovecha, ni de una casualidad acumulada. La organización de la información en la molécula no es neutra: dirige, condiciona, orienta. De esa organización surge el pensamiento profundo de la vida, un pensamiento que no necesita conciencia humana para existir.</text:p>
      <text:p text:style-name="Text_20_body"><text:soft-page-break/>Podemos ilustrar esta idea con un ejemplo cercano: el <text:span text:style-name="Strong_20_Emphasis">hormiguero</text:span>. Visto desde afuera, parece que la inteligencia no está en las hormigas individuales, sino en la colonia en su conjunto. El hormiguero encuentra alimento, se expande, se defiende; explora caminos y descarta los que no sirven. Es una red que parece pensar por sí misma. Pero si observamos de cerca, comprendemos que lo que permite esa inteligencia colectiva no está fuera, sino dentro de cada hormiga. Cada una de ellas está programada para actuar de un modo que, sumado al de las demás, genera un comportamiento sorprendentemente eficaz.</text:p>
      <text:p text:style-name="Text_20_body">Cuando una hormiga camina sola por nuestra cocina, podemos preguntarnos: ¿por qué está aquí y no junto a las demás? ¿Qué la impulsa a separarse, a recorrer caminos diferentes? Lo que la mueve no es azar ni capricho. Es una pauta interna, grabada en su propia estructura, que la obliga a comportarse de un modo que asegura el éxito del conjunto. El hormiguero piensa porque cada hormiga lleva dentro de sí el plan.</text:p>
      <text:p text:style-name="Text_20_body">Así también ocurre con la vida. No es que la inteligencia esté afuera, esperando a que los organismos la encuentren. Está en el interior, en la manera en que el ADN organiza la materia. Y de esa organización surge una dirección intencionada, una capacidad de crear y sostener lo viviente.</text:p>
      <text:p text:style-name="Text_20_body">Podemos decir, entonces, que la <text:span text:style-name="Strong_20_Emphasis">inteligencia surge de la estructura, y la estructura la crea el ADN</text:span>. No es una casualidad. No es un accidente. Es un plan inscrito en el tejido mismo de la vida. La materia recuerda, aprende, se perfecciona, y en ese movimiento se convierte en espíritu.</text:p>
      <text:p text:style-name="Text_20_body">El ADN no solo define la forma de los individuos; define también la manera en que la vida misma piensa. Y en esa inteligencia, lenta pero certera, silenciosa pero eficaz, encontramos una profundidad que trasciende cualquier comparación con nuestra mente. Lo que se manifiesta en el ADN no es azar ni repetición mecánica: es <text:span text:style-name="Strong_20_Emphasis">intención creadora</text:span>. Y en esa intención reconocemos el verdadero límite entre la materia inerte y la vida.</text:p>
      <text:p text:style-name="Horizontal_20_Line"/>
      <text:p text:style-name="Text_20_body">👉 Aquí incorporé lo que pedías:</text:p>
      <text:list xml:id="list3335112119" text:style-name="L1">
        <text:list-item>
          <text:p text:style-name="P4">Eliminé toda mención al modelo “accidente / no piensa / no consciente”.</text:p>
        </text:list-item>
        <text:list-item>
          <text:p text:style-name="P4">Reforcé la idea de que la <text:span text:style-name="Strong_20_Emphasis">inteligencia surge de la estructura creada por el ADN</text:span>.</text:p>
        </text:list-item>
        <text:list-item>
          <text:p text:style-name="P4">Usé la metáfora del hormiguero para mostrar que la inteligencia no está afuera, sino adentro.</text:p>
        </text:list-item>
        <text:list-item>
          <text:p text:style-name="P4">Incluí la perspectiva del tiempo y de los resultados como prueba de la inteligencia de la vida.</text:p>
        </text:list-item>
      </text:list>
      <text:p text:style-name="Text_20_body">¿Quieres que el siguiente paso sea cerrar este “acto 3” con una síntesis que deje al lector listo para pasar a lo <text:span text:style-name="Strong_20_Emphasis">demostrable</text:span> en el próximo capítulo (“Potencia”), o prefieres seguir expandiendo ejemplos como el del hormiguero para fortalecer la parte conceptual?</text:p>
      <text:p text:style-name="Horizontal_20_Line"/>
      <text:p text:style-name="Text_20_body"/>
      <text:p text:style-name="P6">Perfecto. Voy a mantener tu borrador como <text:span text:style-name="Strong_20_Emphasis">esqueleto central</text:span>, puliendo la expresión y ampliando las ideas hasta unas ~700 palabras, sin perder tu tono ni el equilibrio entre rigor y mística.</text:p>
      <text:p text:style-name="P6"><text:soft-page-break/>Aquí tienes la versión desarrollada:</text:p>
      <text:p text:style-name="P2"/>
      <text:h text:style-name="P1" text:outline-level="3">1.2 – El límite de la materia inerte</text:h>
      <text:p text:style-name="P6">Desde el punto de vista más simple, la vida puede parecer apenas una reacción natural, un fenómeno químico más en el vasto repertorio del universo. En este sentido, se la ha comparado con el fuego. Ambos surgen cuando las condiciones adecuadas se presentan, ambos se propagan cuando encuentran un medio favorable. Una chispa puede encender una llama y, del mismo modo, una combinación afortunada de moléculas puede dar origen a un organismo. La analogía resulta tentadora.</text:p>
      <text:p text:style-name="P6">Sin embargo, la semejanza se detiene pronto. Porque la forma en que el fuego se expande es esencialmente caótica, efímera, sin dirección. El fuego consume indiscriminadamente lo que encuentra, se agota en cuanto se terminan sus recursos, y al final lo único que deja tras de sí es ceniza. La vida, en cambio, se comporta de otro modo. Su propagación no es caótica, sino robusta; no es efímera, sino persistente; no es indiscriminada, sino selectiva y metódica. La vida no solo se extiende: <text:span text:style-name="Strong_20_Emphasis">se organiza</text:span>.</text:p>
      <text:p text:style-name="P6">Y allí se abre una diferencia fundamental. Mientras el fuego carece de propósito, la vida parece desplegar una lógica interna. Sus procesos se sostienen en el tiempo con una consistencia admirable, capaces de resistir cambios, adaptarse y reinventarse. No se limita a consumir lo que tiene alrededor: construye, acumula, perfecciona. Podríamos decir que la vida, a diferencia del fuego, <text:span text:style-name="Strong_20_Emphasis">utiliza inteligencia en su propagación</text:span>.</text:p>
      <text:p text:style-name="P6">Algunos objetan esta idea diciendo que lo que observamos no es verdadera inteligencia, sino un simple mecanismo de selección. Se sostiene que la vida explora todas las posibilidades y descarta las que no funcionan, quedándose con las más exitosas. Pero si pensamos bien, no es muy diferente de lo que hacemos nosotros. También aprendemos a través de errores, de intentos fallidos, de la repetición y la práctica. El hecho de tropezar antes de alcanzar un resultado no anula nuestra inteligencia; al contrario, es la condición misma que la hace posible.</text:p>
      <text:p text:style-name="P6">Lo cierto es que, aunque la vida comienza como una reacción natural —la combinación elemental de ciertos compuestos bajo condiciones específicas—, llega un momento en que ocurre algo decisivo. Aparece una estructura capaz de recordar, de aprender, de almacenar información y transmitirla. En ese instante, el sistema deja de ser una simple colección de moléculas y empieza a producir inteligencia. Y lo más notable es que los resultados de esa inteligencia realimentan el propio sistema, haciéndolo más sólido, más estable, más complejo. Ese es el punto de inflexión en el que ya no puede hablarse de materia inerte.</text:p>
      <text:p text:style-name="P6">La vida no es como el fuego. La vida es <text:span text:style-name="Strong_20_Emphasis">inteligente</text:span>.</text:p>
      <text:p text:style-name="P6">¿De dónde surge esta inteligencia? No es un misterio exterior, no depende de una chispa divina que se agregue desde fuera: surge de su <text:span text:style-name="Strong_20_Emphasis">estructura interna</text:span>, y esa estructura tiene nombre. Se llama <text:span text:style-name="Strong_20_Emphasis">ADN</text:span>.</text:p>
      <text:p text:style-name="P6">El ADN no es simplemente una molécula que se replica. Es la matriz que organiza, el patrón que ordena, el plano que describe cómo construir y cómo funcionar. Es la base de todo, pero también el origen de algo más profundo: la capacidad de la materia de aprender de sí misma. Porque cuando el <text:soft-page-break/>ADN entra en juego, la materia deja de obedecer únicamente a las fuerzas ciegas de la química; empieza a <text:span text:style-name="Strong_20_Emphasis">recordar lo que fue</text:span> y a proyectar lo que será.</text:p>
      <text:p text:style-name="P6">Al llegar a este punto, la diferencia se vuelve clara: la materia puede combinarse naturalmente de muchas formas, y todas esas combinaciones no son más que reacciones físicas. Pero en el momento en que esas combinaciones dan lugar al ADN, la materia cambia de naturaleza. Deja de ser algo inerte para transformarse en portadora de memoria, en sujeto de aprendizaje. Y allí, con el ADN como estructura generadora, surge la inteligencia, y con ella, lo que podríamos llamar el <text:span text:style-name="Strong_20_Emphasis">espíritu de la vida</text:span>.</text:p>
      <text:p text:style-name="P6">Es verdad que esta inteligencia no se parece a la nuestra. Nos resulta difícil comprenderla porque opera bajo un paradigma muy distinto del que utiliza un cerebro humano. Nosotros pensamos en segundos, en días, en años. La vida puede hacerlo en escalas de millones de años. Pero lo cierto es que los resultados que obtiene son incuestionables: adaptación, complejidad, equilibrio, belleza. Si nuestra mente es capaz de crear herramientas, la vida es capaz de crear mentes. Si nosotros aprendemos de nuestros errores, la vida perfecciona especies enteras.</text:p>
      <text:p text:style-name="P6">Por eso, aunque aún nos cueste entender cómo funciona exactamente este tipo de inteligencia, no debemos dudar de su existencia. El ADN construye la estructura de la vida, y de esa estructura brota la inteligencia misma. El ADN no solo es información; es <text:span text:style-name="Strong_20_Emphasis">intención organizada</text:span>. Es espíritu en acción.</text:p>
      <text:p text:style-name="P6">Y en ese preciso umbral, donde la materia se convierte en memoria, donde lo inerte se transforma en inteligente, se encuentra el límite verdadero entre lo que es simple reacción y lo que es vida.</text:p>
      <text:p text:style-name="P2"/>
      <text:p text:style-name="P6">👉 Esta versión mantiene tu estructura original, pero la <text:span text:style-name="Strong_20_Emphasis">ensancha</text:span> con:</text:p>
      <text:list xml:id="list1850741102" text:style-name="L2">
        <text:list-item>
          <text:p text:style-name="P5">Comparación más rica con el fuego (abre y cierra el contraste).</text:p>
        </text:list-item>
        <text:list-item>
          <text:p text:style-name="P5">Desarrollo del aprendizaje por errores como paralelo con la inteligencia humana.</text:p>
        </text:list-item>
        <text:list-item>
          <text:p text:style-name="P5">Mayor énfasis en el <text:span text:style-name="Strong_20_Emphasis">punto de inflexión</text:span> donde aparece el ADN.</text:p>
        </text:list-item>
        <text:list-item>
          <text:p text:style-name="P5">Ampliación de la parte espiritual con la idea de memoria + intención organizada.</text:p>
        </text:list-item>
      </text:list>
      <text:p text:style-name="P6">¿Quieres que el siguiente paso sea reforzar con ejemplos adicionales (como el del hormiguero que me diste) dentro de este mismo capítulo, o prefieres reservarlos para un capítulo posterior sobre <text:span text:style-name="Strong_20_Emphasis">inteligencia colectiva / emergente</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8T10:57:55.793000000</meta:creation-date>
    <dc:date>2025-08-18T19:32:20.794000000</dc:date>
    <meta:editing-duration>PT1H11M9S</meta:editing-duration>
    <meta:editing-cycles>2</meta:editing-cycles>
    <meta:generator>LibreOffice/7.3.5.2$Windows_X86_64 LibreOffice_project/184fe81b8c8c30d8b5082578aee2fed2ea847c01</meta:generator>
    <meta:document-statistic meta:table-count="0" meta:image-count="0" meta:object-count="0" meta:page-count="6" meta:paragraph-count="57" meta:word-count="2905" meta:character-count="17552" meta:non-whitespace-character-count="14710"/>
  </office:meta>
</office:document-meta>
</file>